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1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SELI DE SOUZA NUNES</text:p>
          </table:table-cell>
          <table:table-cell office:value-type="string" table:style-name="ce5">
            <text:p>MELHORADO</text:p>
          </table:table-cell>
          <table:table-cell office:value-type="float" office:value="53991455411" table:style-name="ce5">
            <text:p>53991455411</text:p>
          </table:table-cell>
          <table:table-cell office:value-type="date" office:date-value="2025-09-01T00:00:00" table:style-name="ce6">
            <text:p>01/09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CORONEL AUGUSTO DE CARVALHO Nº678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PATRICK PINTO NUNES</text:p>
          </table:table-cell>
          <table:table-cell office:value-type="string" table:style-name="ce5">
            <text:p>MELHORADO</text:p>
          </table:table-cell>
          <table:table-cell office:value-type="float" office:value="53984890038" table:style-name="ce5">
            <text:p>53984890038</text:p>
          </table:table-cell>
          <table:table-cell office:value-type="date" office:date-value="2025-10-01T00:00:00" table:style-name="ce6">
            <text:p>01/10/25</text:p>
          </table:table-cell>
          <table:table-cell office:value-type="string" table:style-name="ce5">
            <text:p>F711</text:p>
          </table:table-cell>
          <table:table-cell office:value-type="string" table:style-name="ce4">
            <text:p>RUA DOUTOR FERNANDES BRAGA <text:s/>Nº59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LUISA HELENA SEGALES QUENES</text:p>
          </table:table-cell>
          <table:table-cell office:value-type="string" table:style-name="ce5">
            <text:p>MELHORADO</text:p>
          </table:table-cell>
          <table:table-cell office:value-type="float" office:value="53981210483" table:style-name="ce5">
            <text:p>53981210483</text:p>
          </table:table-cell>
          <table:table-cell office:value-type="date" office:date-value="2025-10-02T00:00:00" table:style-name="ce6">
            <text:p>02/10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TRAVESSA QUATRO Nº35 DARCY RIBEIRO</text:p>
          </table:table-cell>
          <table:table-cell office:value-type="string" table:style-name="ce4">
            <text:p>CAPS AREAL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EDERSON BARBOSA DA ROSA</text:p>
          </table:table-cell>
          <table:table-cell office:value-type="string" table:style-name="ce5">
            <text:p>MELHORADO</text:p>
          </table:table-cell>
          <table:table-cell office:value-type="float" office:value="53999456234" table:style-name="ce5">
            <text:p>53999456234</text:p>
          </table:table-cell>
          <table:table-cell office:value-type="date" office:date-value="2025-10-03T00:00:00" table:style-name="ce6">
            <text:p>03/10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CARLOS GOTUZZO GIACOBONI <text:s/>Nº265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ROGERIO DUARTE BICHI</text:p>
          </table:table-cell>
          <table:table-cell office:value-type="string" table:style-name="ce5">
            <text:p>MELHORADO</text:p>
          </table:table-cell>
          <table:table-cell office:value-type="float" office:value="53991347658" table:style-name="ce5">
            <text:p>53991347658</text:p>
          </table:table-cell>
          <table:table-cell office:value-type="date" office:date-value="2025-10-03T00:00:00" table:style-name="ce6">
            <text:p>03/10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PROFESSOR SOUZA LOBO Nº184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SA MARIA MACEDO TORALES</text:p>
          </table:table-cell>
          <table:table-cell office:value-type="string" table:style-name="ce5">
            <text:p>MELHORADO</text:p>
          </table:table-cell>
          <table:table-cell office:value-type="float" office:value="53991389611" table:style-name="ce5">
            <text:p>53991389611</text:p>
          </table:table-cell>
          <table:table-cell office:value-type="date" office:date-value="2025-10-04T00:00:00" table:style-name="ce6">
            <text:p>04/10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PANAMBI <text:s/>Nº17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URIO CORREA FURTADO</text:p>
          </table:table-cell>
          <table:table-cell office:value-type="string" table:style-name="ce5">
            <text:p>MELHORADO</text:p>
          </table:table-cell>
          <table:table-cell office:value-type="float" office:value="51999198634" table:style-name="ce5">
            <text:p>51999198634</text:p>
          </table:table-cell>
          <table:table-cell office:value-type="date" office:date-value="2025-10-04T00:00:00" table:style-name="ce6">
            <text:p>04/10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ARNALDO DA SILVA FERREIRA <text:s/>Nº595</text:p>
          </table:table-cell>
          <table:table-cell office:value-type="string" table:style-name="ce4">
            <text:p>CAPS<text:s/>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DOMINGUES DA SILVA<text:s/></text:p>
          </table:table-cell>
          <table:table-cell office:value-type="string" table:style-name="ce5">
            <text:p>MELHORADO</text:p>
          </table:table-cell>
          <table:table-cell office:value-type="float" office:value="53981374920" table:style-name="ce5">
            <text:p>53981374920</text:p>
          </table:table-cell>
          <table:table-cell office:value-type="date" office:date-value="2025-10-04T00:00:00" table:style-name="ce6">
            <text:p>04/10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<text:s/>MARECHAL SETEMBRINO DE CARVALHO Nº12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ELLINGTON CESAR GONCALVES NUNES</text:p>
          </table:table-cell>
          <table:table-cell office:value-type="string" table:style-name="ce5">
            <text:p>MELHORADO</text:p>
          </table:table-cell>
          <table:table-cell office:value-type="float" office:value="53991014026" table:style-name="ce5">
            <text:p>53991014026</text:p>
          </table:table-cell>
          <table:table-cell office:value-type="date" office:date-value="2025-10-03T00:00:00" table:style-name="ce6">
            <text:p>03/10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ÃO JORGE <text:s/>Nº128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NOELA LHULIER MESQUITA</text:p>
          </table:table-cell>
          <table:table-cell office:value-type="string" table:style-name="ce5">
            <text:p>MELHORADO</text:p>
          </table:table-cell>
          <table:table-cell office:value-type="float" office:value="53984546145" table:style-name="ce5">
            <text:p>53984546145</text:p>
          </table:table-cell>
          <table:table-cell office:value-type="date" office:date-value="2025-10-06T00:00:00" table:style-name="ce6">
            <text:p>06/10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TRAVESSA DOIS Nº182 <text:s text:c="2"/>NAVEGANTES II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TONIO MARCOS BOHLMANN KLASEN</text:p>
          </table:table-cell>
          <table:table-cell office:value-type="string" table:style-name="ce5">
            <text:p>MELHORADO</text:p>
          </table:table-cell>
          <table:table-cell office:value-type="float" office:value="53984151132" table:style-name="ce5">
            <text:p>53984151132</text:p>
          </table:table-cell>
          <table:table-cell office:value-type="date" office:date-value="2025-10-06T00:00:00" table:style-name="ce6">
            <text:p>06/10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CARLOS GOTUZZO GIACOBONI <text:s/>Nº166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ALDIR DOS SANTOS CAVALHEIRO</text:p>
          </table:table-cell>
          <table:table-cell office:value-type="string" table:style-name="ce5">
            <text:p>MELHORADO</text:p>
          </table:table-cell>
          <table:table-cell office:value-type="float" office:value="53999818123" table:style-name="ce5">
            <text:p>53999818123</text:p>
          </table:table-cell>
          <table:table-cell office:value-type="date" office:date-value="2025-10-06T00:00:00" table:style-name="ce6">
            <text:p>06/10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BARAO DE TRAMANDAI <text:s/>Nº57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3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Usuário do Windows</meta:initial-creator>
    <dc:creator>Recepção Coordenação</dc:creator>
    <meta:creation-date>2016-07-13T11:42:24Z</meta:creation-date>
    <dc:date>2025-10-07T18:55:29Z</dc:date>
    <meta:print-date>2024-06-07T20:11:09Z</meta:print-date>
    <meta:editing-cycles>4109</meta:editing-cycles>
    <meta:editing-duration>PT4597053S</meta:editing-duration>
  </office:meta>
</office:document-meta>
</file>